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fo:font-size="7pt" style:font-size-asian="7pt" style:font-size-complex="7pt"/>
    </style:style>
    <style:style style:name="P2" style:family="paragraph" style:parent-style-name="Preformatted_20_Text">
      <style:text-properties fo:font-size="7pt" officeooo:paragraph-rsid="000a42ee" style:font-size-asian="7pt" style:font-size-complex="7pt"/>
    </style:style>
    <style:style style:name="P3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35ef1" officeooo:paragraph-rsid="00035ef1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ae7de" officeooo:paragraph-rsid="000ae7d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ae7de" officeooo:paragraph-rsid="000ae7d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officeooo:rsid="0000b993" officeooo:paragraph-rsid="0000b993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style="normal" fo:font-weight="normal" officeooo:rsid="00035ef1" officeooo:paragraph-rsid="00035ef1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00b993" officeooo:paragraph-rsid="0000b993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fo:font-weight="bold" officeooo:rsid="0000b993" officeooo:paragraph-rsid="0000b993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35ef1" officeooo:paragraph-rsid="00035ef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ae7de" officeooo:paragraph-rsid="000ae7d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ae7de" officeooo:paragraph-rsid="000d9e5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d9e51" officeooo:paragraph-rsid="000d9e5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text-properties fo:color="#000000" fo:font-size="7pt" style:font-size-asian="7pt" style:font-size-complex="7pt"/>
    </style:style>
    <style:style style:name="P19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ize="7pt" style:font-size-asian="7pt" style:font-size-complex="7pt"/>
    </style:style>
    <style:style style:name="P2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ize="7pt" officeooo:paragraph-rsid="000e36cb" style:font-size-asian="7pt" style:font-size-complex="7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fo:font-size="7pt" style:font-size-asian="7pt" style:font-size-complex="7pt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ize="7pt" style:font-size-asian="7pt" style:font-size-complex="7pt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35ef1" officeooo:paragraph-rsid="00035ef1" style:font-size-asian="10.5pt" style:font-style-asian="normal" style:font-weight-asian="normal" style:font-size-complex="12pt" style:font-style-complex="normal" style:font-weight-complex="normal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style:paragraph-properties fo:text-align="cente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weight="bold"/>
    </style:style>
    <style:style style:name="T3" style:family="text">
      <style:text-properties officeooo:rsid="000582e9"/>
    </style:style>
    <style:style style:name="T4" style:family="text">
      <style:text-properties officeooo:rsid="000d9e51"/>
    </style:style>
    <style:style style:name="T5" style:family="text">
      <style:text-properties fo:color="#e5786d"/>
    </style:style>
    <style:style style:name="T6" style:family="text">
      <style:text-properties fo:color="#c0c0c0"/>
    </style:style>
    <style:style style:name="T7" style:family="text">
      <style:text-properties fo:color="#95e454"/>
    </style:style>
    <style:style style:name="T8" style:family="text">
      <style:text-properties fo:color="#808000"/>
    </style:style>
    <style:style style:name="T9" style:family="text">
      <style:text-properties fo:color="#cae982"/>
    </style:style>
    <style:style style:name="T10" style:family="text">
      <style:text-properties fo:color="#f6f3e8"/>
    </style:style>
    <style:style style:name="T11" style:family="text">
      <style:text-properties fo:color="#d4d987"/>
    </style:style>
    <style:style style:name="T12" style:family="text">
      <style:text-properties fo:color="#2019f6" fo:font-weight="bold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ГУАП</text:p>
      <text:p text:style-name="P6">КАФЕДРА №14</text:p>
      <text:p text:style-name="P6"/>
      <text:p text:style-name="P8">ОТЧЕТ</text:p>
      <text:p text:style-name="P8">ЗАЩИЩЕН С ОЦЕНКОЙ</text:p>
      <text:p text:style-name="P8">ПРЕПОДАВАТЕЛЬ</text:p>
      <text:p text:style-name="P8"/>
      <text:p text:style-name="P8"/>
      <text:p text:style-name="P10"/>
      <text:p text:style-name="P10"><draw:line text:anchor-type="paragraph" draw:z-index="0" draw:style-name="gr1" draw:text-style-name="P24" svg:x1="-0.0102in" svg:y1="0.1484in" svg:x2="2.2815in" svg:y2="0.1484in"><text:p/></draw:line><draw:line text:anchor-type="paragraph" draw:z-index="1" draw:style-name="gr1" draw:text-style-name="P24" svg:x1="4.9327in" svg:y1="0.1484in" svg:x2="6.4665in" svg:y2="0.1484in"><text:p/></draw:line><draw:line text:anchor-type="paragraph" draw:z-index="2" draw:style-name="gr1" draw:text-style-name="P24" svg:x1="2.9055in" svg:y1="0.1484in" svg:x2="3.998in" svg:y2="0.1484in"><text:p/></draw:line></text:p>
      <text:p text:style-name="P10">Должность, уч. степень, звание<text:tab/><text:tab/>подпись, дата<text:tab/><text:tab/><text:tab/>инициалы, фамилия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9">ОТЧЕТ О ЛАБОРАТОРНОЙ РАБОТЕ №<text:span text:style-name="T4">2</text:span></text:p>
      <text:p text:style-name="P9"/>
      <text:p text:style-name="P13">тема: <text:span text:style-name="T4">работа с файлами</text:span></text:p>
      <text:p text:style-name="P13"/>
      <text:p text:style-name="P13"/>
      <text:p text:style-name="P13">по курсу: <text:span text:style-name="T4">ПРОГРАММИРОВАНИЕ НА ЯВУ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РАБОТУ ВЫПОЛНИЛ</text:p>
      <text:p text:style-name="P14"><draw:line text:anchor-type="paragraph" draw:z-index="3" draw:style-name="gr2" draw:text-style-name="P25" svg:x1="1.1354in" svg:y1="0.2299in" svg:x2="2.0161in" svg:y2="0.2299in"><text:p/></draw:line><draw:line text:anchor-type="paragraph" draw:z-index="4" draw:style-name="gr2" draw:text-style-name="P25" svg:x1="2.6417in" svg:y1="0.2217in" svg:x2="4.0043in" svg:y2="0.2217in"><text:p/></draw:line><draw:line text:anchor-type="paragraph" draw:z-index="5" draw:style-name="gr2" draw:text-style-name="P25" svg:x1="4.8472in" svg:y1="0.2209in" svg:x2="6.448in" svg:y2="0.2209in"><text:p/></draw:line>СТУДЕНТ ГР.<text:tab/>1441<text:tab/><text:tab/><text:tab/><text:tab/><text:tab/><text:tab/><text:tab/> <text:s text:c="2"/><text:span text:style-name="T3">Лубинец М.И</text:span></text:p>
      <text:p text:style-name="P14"><text:tab/><text:tab/> <text:s text:c="8"/><text:span text:style-name="T1"><text:tab/><text:tab/><text:tab/> <text:s text:c="9"/>подпись, дата<text:tab/><text:tab/><text:tab/> инициалы, фамилия</text:span></text:p>
      <text:p text:style-name="P14"/>
      <text:p text:style-name="P14"/>
      <text:p text:style-name="P14"/>
      <text:p text:style-name="P14"/>
      <text:p text:style-name="P13">Санкт-Петербург</text:p>
      <text:p text:style-name="P13">2015</text:p>
      <text:p text:style-name="P7"><text:soft-page-break/>1. Постановка задачи</text:p>
      <text:p text:style-name="P12"/>
      <text:p text:style-name="P12">Скопировать содержимое текстового файла, ограничив длину строки N символами. Слова, не помещающиеся в заданную строку не копировать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2. Листинг</text:p>
      <text:p text:style-name="P18"/>
      <text:p text:style-name="P18">#include &lt;stdio.h&gt;</text:p>
      <text:p text:style-name="P22">#include &lt;stdlib.h&gt;</text:p>
      <text:p text:style-name="P19">#include &lt;memory.h&gt;</text:p>
      <text:p text:style-name="P22">#define ERR_NO 0</text:p>
      <text:p text:style-name="P22">#define ERR_NOTENOUGHARGS 1</text:p>
      <text:p text:style-name="P19">#define ERR_OPENFILE 2</text:p>
      <text:p text:style-name="P19">#define BUFFSIZE 256</text:p>
      <text:p text:style-name="P22">void usage(char* arg0){</text:p>
      <text:p text:style-name="P22"><text:s text:c="4"/>fprintf(stdout, "%s input_file output_file max_len", arg0);</text:p>
      <text:p text:style-name="P19">}</text:p>
      <text:p text:style-name="P22">uint len(char* str){</text:p>
      <text:p text:style-name="P22"><text:s text:c="4"/><text:span text:style-name="T2">if</text:span>(str == NULL){</text:p>
      <text:p text:style-name="P22"><text:s text:c="8"/><text:span text:style-name="T2">return</text:span> 0;</text:p>
      <text:p text:style-name="P19"><text:s text:c="4"/>}</text:p>
      <text:p text:style-name="P22"><text:s text:c="4"/>int l = 0;</text:p>
      <text:p text:style-name="P22"><text:s text:c="4"/><text:span text:style-name="T2">while</text:span>(*(++str) != '\0'){</text:p>
      <text:p text:style-name="P22"><text:s text:c="8"/>l++;</text:p>
      <text:p text:style-name="P22"><text:s text:c="4"/>}</text:p>
      <text:p text:style-name="P22"><text:s text:c="4"/><text:span text:style-name="T2">return</text:span> l;</text:p>
      <text:p text:style-name="P19">}</text:p>
      <text:p text:style-name="P22">void trim(char* src, int maxlen){</text:p>
      <text:p text:style-name="P22"><text:s text:c="4"/><text:span text:style-name="T2">if</text:span>(maxlen &lt; len(src)){</text:p>
      <text:p text:style-name="P22"><text:s text:c="8"/>char* newend = (src + <text:span text:style-name="T2">sizeof</text:span>(char) * maxlen);</text:p>
      <text:p text:style-name="P22"><text:s text:c="8"/><text:span text:style-name="T2">if</text:span>(*newend != ' '){</text:p>
      <text:p text:style-name="P22"><text:s text:c="12"/><text:span text:style-name="T2">while</text:span>(*newend != ' ' &amp;&amp; maxlen &gt; 0){</text:p>
      <text:p text:style-name="P22"><text:s text:c="16"/>newend--;</text:p>
      <text:p text:style-name="P22"><text:s text:c="16"/>maxlen--;</text:p>
      <text:p text:style-name="P22"><text:s text:c="12"/>}</text:p>
      <text:p text:style-name="P22"><text:s text:c="8"/>}</text:p>
      <text:p text:style-name="P22"><text:s text:c="8"/>*newend = '\0';</text:p>
      <text:p text:style-name="P22"><text:s text:c="4"/>}</text:p>
      <text:p text:style-name="P20">}</text:p>
      <text:p text:style-name="P20">int main(int argc, char** argv){<text:line-break/> <text:s text:c="3"/>int ECODE = ERR_NO;<text:line-break/> <text:s text:c="3"/><text:span text:style-name="T2">if</text:span>(argc &lt; 4 || argc &gt; 4){<text:line-break/> <text:s text:c="7"/>usage(argv[0]);<text:line-break/> <text:s text:c="7"/>ECODE = ERR_NOTENOUGHARGS;<text:line-break/> <text:s text:c="7"/><text:span text:style-name="T2">goto</text:span> exit;<text:line-break/> <text:s text:c="3"/>}</text:p>
      <text:p text:style-name="P22"><text:s text:c="4"/>FILE *in, *out;</text:p>
      <text:p text:style-name="P19"><text:s text:c="4"/>int maxlen = 0;</text:p>
      <text:p text:style-name="P22"><text:s text:c="4"/><text:span text:style-name="T2">if</text:span>((in = fopen(argv[1], "r")) == NULL){</text:p>
      <text:p text:style-name="P22"><text:s text:c="8"/>ECODE = ERR_OPENFILE;</text:p>
      <text:p text:style-name="P22"><text:s text:c="8"/><text:span text:style-name="T2">goto</text:span> exit;</text:p>
      <text:p text:style-name="P19"><text:s text:c="4"/>}</text:p>
      <text:p text:style-name="P22"><text:s text:c="4"/><text:span text:style-name="T2">if</text:span>((out = fopen(argv[2], "w")) == NULL){</text:p>
      <text:p text:style-name="P22"><text:s text:c="8"/>ECODE = ERR_OPENFILE;</text:p>
      <text:p text:style-name="P22"><text:s text:c="8"/><text:span text:style-name="T2">goto</text:span> close;</text:p>
      <text:p text:style-name="P19"><text:s text:c="4"/>}</text:p>
      <text:p text:style-name="P19"><text:s text:c="4"/>maxlen = atoi(argv[3]);</text:p>
      <text:p text:style-name="P22"><text:s text:c="4"/>int n;</text:p>
      <text:p text:style-name="P22"><text:s text:c="4"/>char* str;</text:p>
      <text:p text:style-name="P22"><text:s text:c="4"/>char buffer[BUFFSIZE];</text:p>
      <text:p text:style-name="P19"><text:s text:c="4"/>memset(&amp;buffer, '\0', <text:span text:style-name="T2">sizeof</text:span>(buffer));</text:p>
      <text:p text:style-name="P22"><text:s text:c="4"/><text:span text:style-name="T2">while</text:span>((str = fgets(buffer, <text:span text:style-name="T2">sizeof</text:span>(buffer), in)) != NULL){</text:p>
      <text:p text:style-name="P22"><text:s text:c="8"/>trim(&amp;buffer, maxlen);</text:p>
      <text:p text:style-name="P22"><text:s text:c="8"/>fputs(buffer, out);</text:p>
      <text:p text:style-name="P20"><text:s text:c="4"/>}<text:line-break/>close:<text:line-break/> <text:s text:c="3"/>fcloseall();</text:p>
      <text:p text:style-name="P22">exit:</text:p>
      <text:p text:style-name="P22"><text:s text:c="4"/><text:span text:style-name="T2">return</text:span> ECODE;</text:p>
      <text:p text:style-name="P19">}</text:p>
      <text:p text:style-name="P18"><text:soft-page-break/></text:p>
      <text:p text:style-name="P18"/>
      <text:p text:style-name="P4">3. Тестовые примеры</text:p>
      <text:p text:style-name="P4"/>
      <text:p text:style-name="P4"/>
      <text:p text:style-name="P16">1) <text:span text:style-name="T4">20 символов</text:span></text:p>
      <text:p text:style-name="P16"/>
      <text:p text:style-name="P16">Входн<text:span text:style-name="T4">ой файл:</text:span></text:p>
      <text:p text:style-name="P17">line 1</text:p>
      <text:p text:style-name="P17">line 2</text:p>
      <text:p text:style-name="P17">very long line that not gonna be included in second file whole</text:p>
      <text:p text:style-name="P17"/>
      <text:p text:style-name="P17">Выходной файл:</text:p>
      <text:p text:style-name="P17">line 1</text:p>
      <text:p text:style-name="P17">line 2</text:p>
      <text:p text:style-name="P17">very long line that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23:41:09.435405421</meta:creation-date>
    <dc:date>2015-11-17T11:51:00.894364200</dc:date>
    <meta:editing-duration>PT54M21S</meta:editing-duration>
    <meta:editing-cycles>8</meta:editing-cycles>
    <meta:generator>LibreOffice/5.0.1.2.0$Linux_X86_64 LibreOffice_project/00m0$Build-2</meta:generator>
    <meta:document-statistic meta:table-count="0" meta:image-count="0" meta:object-count="0" meta:page-count="4" meta:paragraph-count="82" meta:word-count="271" meta:character-count="1997" meta:non-whitespace-character-count="1486"/>
  </office:meta>
</office:document-meta>
</file>